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textProviderImpl.getHttpServletResponse( GenericPortlet portlet , Port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ProviderImpl.getHttpServletRequest( GenericPortlet portlet , Port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ProviderImpl.getServletContext( GenericPortlet port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